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43.67mm"/>
    </style:style>
    <style:style style:name="co3" style:family="table-column">
      <style:table-column-properties fo:break-before="auto" style:column-width="144.59mm"/>
    </style:style>
    <style:style style:name="co4" style:family="table-column">
      <style:table-column-properties fo:break-before="auto" style:column-width="437.9mm"/>
    </style:style>
    <style:style style:name="co5"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94mm" fo:break-before="auto" style:use-optimal-row-height="true"/>
    </style:style>
    <style:style style:name="ro4" style:family="table-row">
      <style:table-row-properties style:row-height="13.16mm" fo:break-before="auto" style:use-optimal-row-height="true"/>
    </style:style>
    <style:style style:name="ro5" style:family="table-row">
      <style:table-row-properties style:row-height="17.37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1pt" fo:font-style="normal" fo:text-shadow="none" style:text-underline-style="none" fo:font-weight="normal" style:text-underline-mode="continuous" style:text-overline-mode="continuous" style:text-line-through-mode="continuous" style:font-name-asian="Segoe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1pt" fo:font-style="normal" fo:text-shadow="none" style:text-underline-style="none" fo:font-weight="normal" style:text-underline-mode="continuous" style:text-overline-mode="continuous" style:text-line-through-mode="continuous" style:font-name-asian="Segoe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3" style:family="table-cell" style:parent-style-name="Default">
      <style:text-properties fo:font-size="11pt" style:font-size-asian="11pt" style:font-size-complex="11pt"/>
    </style:style>
    <style:style style:name="ce4" style:family="table-cell" style:parent-style-name="Default">
      <style:table-cell-properties fo:wrap-option="wrap"/>
    </style:style>
    <style:style style:name="ce5" style:family="table-cell" style:parent-style-name="Default">
      <style:table-cell-properties fo:background-color="transparent" fo:wrap-option="no-wrap"/>
      <style:text-properties style:use-window-font-color="true" style:text-outline="false" style:text-line-through-style="none" style:text-line-through-type="none" style:font-name="Liberation Serif" fo:font-size="11pt" fo:font-style="normal" fo:text-shadow="none" style:text-underline-style="none" fo:font-weight="normal" style:text-underline-mode="continuous" style:text-overline-mode="continuous" style:text-line-through-mode="continuous" style:font-name-asian="Segoe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no-wrap"/>
      <style:text-properties style:use-window-font-color="true" style:text-outline="false" style:text-line-through-style="none" style:text-line-through-type="none" style:font-name="Liberation Serif" fo:font-size="11pt" fo:font-style="normal" fo:text-shadow="none" style:text-underline-style="none" fo:font-weight="normal" style:text-underline-mode="continuous" style:text-overline-mode="continuous" style:text-line-through-mode="continuous" style:font-name-asian="Segoe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no-wrap"/>
      <style:text-properties fo:font-size="11pt" style:font-size-asian="11pt" style:font-size-complex="11pt"/>
    </style:style>
  </office:automatic-styles>
  <office:body>
    <office:spreadsheet>
      <table:table table:name="Sheet1" table:style-name="ta1" table:print="false">
        <table:table-column table:style-name="co2" table:default-cell-style-name="ce3"/>
        <table:table-column table:style-name="co3" table:default-cell-style-name="ce4"/>
        <table:table-column table:style-name="co4" table:default-cell-style-name="ce7"/>
        <table:table-column table:style-name="co5" table:number-columns-repeated="1014" table:default-cell-style-name="ce3"/>
        <table:table-row table:style-name="ro2">
          <table:table-cell table:style-name="ce1" office:value-type="string" calcext:value-type="string">
            <text:p>Device</text:p>
          </table:table-cell>
          <table:table-cell office:value-type="string" calcext:value-type="string">
            <text:p>Description</text:p>
          </table:table-cell>
          <table:table-cell table:style-name="ce5" office:value-type="string" calcext:value-type="string">
            <text:p>URL</text:p>
          </table:table-cell>
          <table:table-cell table:style-name="ce2" table:number-columns-repeated="17"/>
          <table:table-cell table:number-columns-repeated="997"/>
        </table:table-row>
        <table:table-row table:style-name="ro2">
          <table:table-cell table:style-name="ce2"/>
          <table:table-cell/>
          <table:table-cell table:style-name="ce5"/>
          <table:table-cell table:style-name="ce2" table:number-columns-repeated="17"/>
          <table:table-cell table:number-columns-repeated="997"/>
        </table:table-row>
        <table:table-row table:style-name="ro3">
          <table:table-cell table:style-name="ce1" office:value-type="string" calcext:value-type="string">
            <text:p>Programmer</text:p>
          </table:table-cell>
          <table:table-cell office:value-type="string" calcext:value-type="string">
            <text:p>For programming the bootloader to the SAMD11.</text:p>
          </table:table-cell>
          <table:table-cell table:style-name="ce5" office:value-type="string" calcext:value-type="string">
            <text:p><text:a xlink:href="https://www.adafruit.com/product/3571" xlink:type="simple">https://www.adafruit.com/product/3571</text:a></text:p>
            <text:p>http://www.ak-modul-bus.de/cgi-bin/iboshop.cgi?showd0!0,262296845918591,J-Link_EDU__MINI</text:p>
          </table:table-cell>
          <table:table-cell table:style-name="ce2" table:number-columns-repeated="17"/>
          <table:table-cell table:number-columns-repeated="997"/>
        </table:table-row>
        <table:table-row table:style-name="ro3">
          <table:table-cell table:style-name="ce1" office:value-type="string" calcext:value-type="string">
            <text:p>Pogo Pin</text:p>
          </table:table-cell>
          <table:table-cell office:value-type="string" calcext:value-type="string">
            <text:p>If you don't want to populate the pins for the one time programming of the bootloader you can use this one.</text:p>
          </table:table-cell>
          <table:table-cell table:style-name="ce5" office:value-type="string" calcext:value-type="string">
            <text:p><text:a xlink:href="https://www.aliexpress.com/item/5pcs-Spring-loaded-pogo-pin-connector-4-Pin-Pitch-2-54mm-Surface-Mount-PCB-SMT-brass/32722101364.html?spm=a2g0x.10010108.1000001.8.335f6d5dE28Hks&amp;ws_ab_test=searchweb0_0,searchweb201602_4_10320_10065_10068_10547_319_317_10548_10696_453_10084_454_10083_433_10618_431_10304_10307_10820_10821_537_10302_536_10902_10843_10059_10884_10887_100031_10319_321_322_10103,searchweb201603_6,ppcSwitch_0&amp;algo_expid=ee9fe9de-9bfc-463d-8a7d-4779f5717aca-24&amp;algo_pvid=ee9fe9de-9bfc-463d-8a7d-4779f5717aca&amp;transAbTest=ae803_4" xlink:type="simple">https://www.aliexpress.com/item/5pcs-Spring-loaded-pogo-pin-connector-4-Pin-Pitch-2-54mm-Surface-Mount-PCB-SMT-brass/32722101364.html?spm=a2g0x.10010108.1000001.8.335f6d5dE28Hks&amp;ws_ab_test=searchweb0_0,searchweb201602_4_10320_10065_10068_10547_319_317_10548_10696_453_10084_454_10083_433_10618_431_10304_10307_10820_10821_537_10302_536_10902_10843_10059_10884_10887_100031_10319_321_322_10103,searchweb201603_6,ppcSwitch_0&amp;algo_expid=ee9fe9de-9bfc-463d-8a7d-4779f5717aca-24&amp;algo_pvid=ee9fe9de-9bfc-463d-8a7d-4779f5717aca&amp;transAbTest=ae803_4</text:a></text:p>
          </table:table-cell>
          <table:table-cell table:style-name="ce2" table:number-columns-repeated="17"/>
          <table:table-cell table:number-columns-repeated="997"/>
        </table:table-row>
        <table:table-row table:style-name="ro4">
          <table:table-cell table:style-name="ce1" office:value-type="string" calcext:value-type="string">
            <text:p>Nozzle system</text:p>
          </table:table-cell>
          <table:table-cell table:style-name="ce1" office:value-type="string" calcext:value-type="string">
            <text:p>Set of nozzles and connections. Better find something different to the full plastic ones since they smell funny.</text:p>
          </table:table-cell>
          <table:table-cell table:style-name="ce6" office:value-type="string" calcext:value-type="string">
            <text:p>https://www.aliexpress.com/item/1-Sets-Fog-Nozzles-irrigation-system-Portable-Misting-Automatic-Watering-10m-Garden-hose-Spray-head-with/32685122008.html?spm=a2g0x.10010108.1000001.8.ba6c7017r6lQ8J&amp;ws_ab_test=searchweb0_0%2Csearchweb201602_4_10320_10152_10321_10065_10151_10344_10068_5722815_10342_10547_10343_10322_10340_10341_10548_5722915_10697_10193_5722615_10696_10194_10084_10083_10618_10304_10307_10302_5722715_10180_10059_10184_10534_308_100031_10319_10103_441_10624_10623_10622_10186_5722515_10621_10620%2Csearchweb201603_1%2CppcSwitch_5&amp;algo_pvid=8feac670-053b-4a60-8093-00882419de4e&amp;priceBeautifyAB=0&amp;algo_expid=8feac670-053b-4a60-8093-00882419de4e-8</text:p>
            <text:p><text:a xlink:href="https://www.amazon.de/Bewässerungssystem-Zerstäuberfunktion-Gartenschlauch-Automatische-Schnellverbinder/dp/B07CDQZFS3/ref=pd_sbs_86_10?_encoding=UTF8&amp;pd_rd_i=B07BKVGX2D&amp;pd_rd_r=f6de8c47-2985-11e9-b867-f73deaabb510&amp;pd_rd_w=UBsUt&amp;pd_rd_wg=pcCcJ&amp;pf_rd_p=74d946ea-18de-4443-bed6-d8837f922070&amp;pf_rd_r=DJXD2BGFDP8SCNC0ZK2W&amp;refRID=DJXD2BGFDP8SCNC0ZK2W&amp;th=1" xlink:type="simple">https://www.amazon.de/Bew%C3%A4sserungssystem-Zerst%C3%A4uberfunktion-Gartenschlauch-Automatische-Schnellverbinder/dp/B07CDQZFS3/ref=pd_sbs_86_10?_encoding=UTF8&amp;pd_rd_i=B07BKVGX2D&amp;pd_rd_r=f6de8c47-2985-11e9-b867-f73deaabb510&amp;pd_rd_w=UBsUt&amp;pd_rd_wg=pcCcJ&amp;pf_rd_p=74d946ea-18de-4443-bed6-d8837f922070&amp;pf_rd_r=DJXD2BGFDP8SCNC0ZK2W&amp;refRID=DJXD2BGFDP8SCNC0ZK2W&amp;th=1</text:a></text:p>
            <text:p><text:a xlink:href="https://www.amazon.de/Verstellbare-Messing-Sprühköpfe-Vernebeln-Bewässerung/dp/B014FCRUT2/ref=pd_sbs_121_1?_encoding=UTF8&amp;pd_rd_i=B014FCRUT2&amp;pd_rd_r=f14aa189-2985-11e9-90ee-45f2b2e25cfe&amp;pd_rd_w=s9iD1&amp;pd_rd_wg=ELg9u&amp;pf_rd_p=74d946ea-18de-4443-bed6-d8837f922070&amp;pf_rd_r=XQP4EX97G6A6TRSX06QN&amp;psc=1&amp;refRID=XQP4EX97G6A6TRSX06QN" xlink:type="simple">https://www.amazon.de/Verstellbare-Messing-Spr%C3%BChk%C3%B6pfe-Vernebeln-Bew%C3%A4sserung/dp/B014FCRUT2/ref=pd_sbs_121_1?_encoding=UTF8&amp;pd_rd_i=B014FCRUT2&amp;pd_rd_r=f14aa189-2985-11e9-90ee-45f2b2e25cfe&amp;pd_rd_w=s9iD1&amp;pd_rd_wg=ELg9u&amp;pf_rd_p=74d946ea-18de-4443-bed6-d8837f922070&amp;pf_rd_r=XQP4EX97G6A6TRSX06QN&amp;psc=1&amp;refRID=XQP4EX97G6A6TRSX06QN</text:a></text:p>
          </table:table-cell>
          <table:table-cell table:number-columns-repeated="17" table:style-name="ce2" office:value-type="string" calcext:value-type="string">
            <text:p/>
          </table:table-cell>
          <table:table-cell table:number-columns-repeated="997"/>
        </table:table-row>
        <table:table-row table:style-name="ro5">
          <table:table-cell table:style-name="ce1" office:value-type="string" calcext:value-type="string">
            <text:p>Hose connector</text:p>
          </table:table-cell>
          <table:table-cell table:style-name="ce1" office:value-type="string" calcext:value-type="string">
            <text:p>The pumps require the hose to have an inner diameter of 8mm, the nozzle system uses about 3mm. The inner diameter of the pump is 4mm just like the outer diameter of the nozzle system so you could stick it in directly if you don't care. Instead of turning your system into an 8mm one you could use this reducer to connect 8mm to 3mm hoses.</text:p>
          </table:table-cell>
          <table:table-cell table:style-name="ce1" office:value-type="string" calcext:value-type="string">
            <text:p><text:a xlink:href="https://www.amazon.de/Schlauchverbinder-reduzierer-8mm-4mm/dp/B017SYPYYC" xlink:type="simple">https://www.amazon.de/Schlauchverbinder-reduzierer-8mm-4mm/dp/B017SYPYYC</text:a></text:p>
          </table:table-cell>
          <table:table-cell table:style-name="ce2" table:number-columns-repeated="17"/>
          <table:table-cell table:number-columns-repeated="997"/>
        </table:table-row>
        <table:table-row table:style-name="ro2">
          <table:table-cell table:style-name="ce1" office:value-type="string" calcext:value-type="string">
            <text:p>Rod</text:p>
          </table:table-cell>
          <table:table-cell table:style-name="ce1" office:value-type="string" calcext:value-type="string">
            <text:p>Rods to stick the modules on.</text:p>
          </table:table-cell>
          <table:table-cell table:style-name="ce1" office:value-type="string" calcext:value-type="string">
            <text:p><text:a xlink:href="https://www.ebay.de/itm/Edelstahl-Rund-1-4301-Rundstahl-V2A-Rundeisen-2mm-20mm/292013741127?hash=item43fd601447:m:m1y0XmRfPL2BxPxXKqKfQ1w:rk:1:pf:1&amp;frcectupt=true" xlink:type="simple">https://www.ebay.de/itm/Edelstahl-Rund-1-4301-Rundstahl-V2A-Rundeisen-2mm-20mm/292013741127?hash=item43fd601447:m:m1y0XmRfPL2BxPxXKqKfQ1w:rk:1:pf:1&amp;frcectupt=true</text:a></text:p>
          </table:table-cell>
          <table:table-cell table:style-name="ce2" table:number-columns-repeated="17"/>
          <table:table-cell table:number-columns-repeated="997"/>
        </table:table-row>
        <table:table-row table:style-name="ro2" table:number-rows-repeated="3">
          <table:table-cell table:style-name="ce2"/>
          <table:table-cell table:style-name="ce1"/>
          <table:table-cell table:style-name="ce2" table:number-columns-repeated="18"/>
          <table:table-cell table:number-columns-repeated="997"/>
        </table:table-row>
        <table:table-row table:style-name="ro2">
          <table:table-cell table:style-name="ce2"/>
          <table:table-cell table:style-name="ce1" table:number-columns-repeated="2"/>
          <table:table-cell table:number-columns-repeated="17" table:style-name="ce2" office:value-type="string" calcext:value-type="string">
            <text:p/>
          </table:table-cell>
          <table:table-cell table:number-columns-repeated="997"/>
        </table:table-row>
        <table:table-row table:style-name="ro2">
          <table:table-cell table:style-name="ce2"/>
          <table:table-cell table:style-name="ce1" table:number-columns-repeated="2"/>
          <table:table-cell table:style-name="ce2" table:number-columns-repeated="17"/>
          <table:table-cell table:number-columns-repeated="997"/>
        </table:table-row>
        <table:table-row table:style-name="ro2">
          <table:table-cell table:style-name="ce2"/>
          <table:table-cell/>
          <table:table-cell table:style-name="ce5"/>
          <table:table-cell table:style-name="ce2" table:number-columns-repeated="17"/>
          <table:table-cell table:number-columns-repeated="997"/>
        </table:table-row>
        <table:table-row table:style-name="ro2">
          <table:table-cell table:style-name="ce1"/>
          <table:table-cell/>
          <table:table-cell table:style-name="ce5"/>
          <table:table-cell table:style-name="ce2" table:number-columns-repeated="17"/>
          <table:table-cell table:number-columns-repeated="997"/>
        </table:table-row>
        <table:table-row table:style-name="ro2">
          <table:table-cell table:style-name="ce2"/>
          <table:table-cell/>
          <table:table-cell table:style-name="ce5"/>
          <table:table-cell table:style-name="ce2" table:number-columns-repeated="17"/>
          <table:table-cell table:number-columns-repeated="997"/>
        </table:table-row>
        <table:table-row table:style-name="ro2" table:number-rows-repeated="9">
          <table:table-cell table:style-name="ce1"/>
          <table:table-cell/>
          <table:table-cell table:style-name="ce5"/>
          <table:table-cell table:style-name="ce2" table:number-columns-repeated="17"/>
          <table:table-cell table:number-columns-repeated="997"/>
        </table:table-row>
        <table:table-row table:style-name="ro2">
          <table:table-cell table:style-name="ce2"/>
          <table:table-cell/>
          <table:table-cell table:style-name="ce5"/>
          <table:table-cell table:style-name="ce2" table:number-columns-repeated="17"/>
          <table:table-cell table:number-columns-repeated="997"/>
        </table:table-row>
        <table:table-row table:style-name="ro2" table:number-rows-repeated="7">
          <table:table-cell table:style-name="ce1"/>
          <table:table-cell/>
          <table:table-cell table:style-name="ce5"/>
          <table:table-cell table:style-name="ce2" table:number-columns-repeated="17"/>
          <table:table-cell table:number-columns-repeated="997"/>
        </table:table-row>
        <table:table-row table:style-name="ro2" table:number-rows-repeated="5">
          <table:table-cell table:style-name="ce2"/>
          <table:table-cell/>
          <table:table-cell table:style-name="ce5"/>
          <table:table-cell table:style-name="ce2" table:number-columns-repeated="17"/>
          <table:table-cell table:number-columns-repeated="997"/>
        </table:table-row>
        <table:table-row table:style-name="ro2" table:number-rows-repeated="3">
          <table:table-cell table:style-name="ce1"/>
          <table:table-cell/>
          <table:table-cell table:style-name="ce5"/>
          <table:table-cell table:style-name="ce2" table:number-columns-repeated="17"/>
          <table:table-cell table:number-columns-repeated="997"/>
        </table:table-row>
        <table:table-row table:style-name="ro2">
          <table:table-cell table:style-name="ce2"/>
          <table:table-cell/>
          <table:table-cell table:style-name="ce5"/>
          <table:table-cell table:style-name="ce2" table:number-columns-repeated="17"/>
          <table:table-cell table:number-columns-repeated="997"/>
        </table:table-row>
        <table:table-row table:style-name="ro2" table:number-rows-repeated="4">
          <table:table-cell table:style-name="ce1"/>
          <table:table-cell/>
          <table:table-cell table:style-name="ce5"/>
          <table:table-cell table:style-name="ce2" table:number-columns-repeated="17"/>
          <table:table-cell table:number-columns-repeated="997"/>
        </table:table-row>
        <table:table-row table:style-name="ro2" table:number-rows-repeated="8">
          <table:table-cell table:style-name="ce2"/>
          <table:table-cell/>
          <table:table-cell table:style-name="ce5"/>
          <table:table-cell table:style-name="ce2" table:number-columns-repeated="17"/>
          <table:table-cell table:number-columns-repeated="997"/>
        </table:table-row>
        <table:table-row table:style-name="ro6" table:number-rows-repeated="11">
          <table:table-cell table:style-name="Default"/>
          <table:table-cell/>
          <table:table-cell table:style-name="Default" table:number-columns-repeated="1015"/>
        </table:table-row>
        <table:table-row table:style-name="ro2" table:number-rows-repeated="957">
          <table:table-cell table:style-name="ce2"/>
          <table:table-cell/>
          <table:table-cell table:style-name="ce5"/>
          <table:table-cell table:style-name="ce2" table:number-columns-repeated="17"/>
          <table:table-cell table:number-columns-repeated="997"/>
        </table:table-row>
        <table:table-row table:style-name="ro2" table:number-rows-repeated="1047554">
          <table:table-cell table:number-columns-repeated="1017"/>
        </table:table-row>
        <table:table-row table:style-name="ro6">
          <table:table-cell table:number-columns-repeated="1017"/>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6">00.00.0000</text:date>, <text:time style:data-style-name="N2" text:time-value="20:56:30.55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6M2S</meta:editing-duration>
    <meta:editing-cycles>5</meta:editing-cycles>
    <meta:generator>LibreOffice/5.0.4.2$Windows_x86 LibreOffice_project/2b9802c1994aa0b7dc6079e128979269cf95bc78</meta:generator>
    <dc:date>2019-04-06T21:11:12.671000000</dc:date>
    <meta:document-statistic meta:table-count="3" meta:cell-count="52" meta:object-count="0"/>
    <meta:user-defined meta:name="Info 1"/>
    <meta:user-defined meta:name="Info 2"/>
    <meta:user-defined meta:name="Info 3"/>
    <meta:user-defined meta:name="Info 4"/>
  </office:meta>
</office:document-meta>
</file>